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Gill Sans MT_CCJU" fo:font-style="normal" style:font-style-asian="normal" style:font-weight-asian="normal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-0.159cm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5" style:family="paragraph" style:parent-style-name="Footer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tyle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7.013cm"/>
        </style:tab-stops>
      </style:paragraph-properties>
    </style:style>
    <style:style style:name="P7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/AGLS/commun/dateAdresse/dateAdresse_Commun#%</text:p>
      <text:p text:style-name="P1"/>
      <text:p text:style-name="P1"/>
      <text:p text:style-name="P1">%#include AL/declarationVersement/declarationVersementInfoCommun#%</text:p>
      <text:p text:style-name="P1"/>
      <text:p text:style-name="P1">%#include AL/declarationVersement/declarationVersementList#%</text:p>
      <text:p text:style-name="P1"/>
      <text:p text:style-name="P2">%=remLineWhenBlank(declaration_versement_destination_text,-1)=%</text:p>
      <text:p text:style-name="P1"/>
      <text:p text:style-name="P1"/>
      <text:p text:style-name="P4">%#include AL/commun/signatures/standard#%</text:p>
      <text:p text:style-name="P3">%=pushToEnd()=%</text:p>
      <text:p text:style-name="P5">%#include AL/declarationVersement/declarationVersement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17.013cm"/>
        </style:tab-stops>
      </style:paragraph-properties>
    </style:style>
    <style:page-layout style:name="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0.3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</style:header>
    </style:master-page>
    <style:master-page style:name="First_20_Page" style:display-name="First Page" style:page-layout-name="pm2" style:next-style-name="Standard">
      <style:header>
        <text:p text:style-name="P1">%#include AL_entete#%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25T16:00:14</meta:creation-date>
    <dc:creator>pta</dc:creator>
    <dc:date>2011-10-24T16:24:32</dc:date>
    <meta:editing-cycles>44</meta:editing-cycles>
    <meta:editing-duration>PT1H48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34" meta:character-count="388"/>
  </office:meta>
</office:document-meta>
</file>